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e2ec"/>
    </style:style>
    <style:style style:name="P2" style:family="paragraph" style:parent-style-name="Text_20_body">
      <style:text-properties officeooo:paragraph-rsid="001d17bd"/>
    </style:style>
    <style:style style:name="P3" style:family="paragraph" style:parent-style-name="Text_20_body">
      <style:text-properties officeooo:rsid="001e918c" officeooo:paragraph-rsid="001e918c"/>
    </style:style>
    <style:style style:name="T1" style:family="text">
      <style:text-properties fo:color="#e74c3c"/>
    </style:style>
    <style:style style:name="T2" style:family="text">
      <style:text-properties fo:color="#e74c3c" fo:font-style="italic"/>
    </style:style>
    <style:style style:name="T3" style:family="text">
      <style:text-properties fo:color="#f39c12"/>
    </style:style>
    <style:style style:name="T4" style:family="text">
      <style:text-properties fo:color="#16a085"/>
    </style:style>
    <style:style style:name="T5" style:family="text">
      <style:text-properties fo:color="#27ae60"/>
    </style:style>
    <style:style style:name="T6" style:family="text">
      <style:text-properties fo:font-style="italic"/>
    </style:style>
    <style:style style:name="T7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www.inetsim.org/packages.html" text:style-name="Internet_20_link" text:visited-style-name="Visited_20_Internet_20_Link">http://www.inetsim.org/packages.html</text:a><text:span text:style-name="T1">:</text:span></text:p>
      <text:p text:style-name="P2"><text:span text:style-name="T1">For users of Debian GNU/Linux or Ubuntu Linux, an architecture-independent software package is available for installation. This package can either be installed from the INetSim Debian Archive repository using </text:span><text:span text:style-name="T2">apt</text:span><text:span text:style-name="T1"> or manually using </text:span><text:span text:style-name="T2">dpkg</text:span><text:span text:style-name="T1">. </text:span></text:p>
      <text:h text:style-name="Heading_20_2" text:outline-level="2">Installation using apt </text:h>
      <text:p text:style-name="P3">Change to root: <text:s/>sudo bash</text:p>
      <text:p text:style-name="Text_20_body">To install INetSim using <text:span text:style-name="T6">apt</text:span>, add the INetSim Debian Archive repository to your <text:span text:style-name="T6">apt sources</text:span>: </text:p>
      <text:p text:style-name="Text_20_body"><text:span text:style-name="Source_20_Text"># echo "deb http://www.inetsim.org/debian/ binary/" &gt; /etc/apt/sources.list.d/inetsim.list</text:span> </text:p>
      <text:p text:style-name="Text_20_body">To allow <text:span text:style-name="T6">apt</text:span> to verify the digital signature on the INetSim Debian Archive's <text:span text:style-name="T6">Release</text:span> file, add the <text:a xlink:type="simple" xlink:href="http://www.inetsim.org/inetsim-archive-signing-key.asc" text:style-name="Internet_20_link" text:visited-style-name="Visited_20_Internet_20_Link">INetSim Archive Signing Key</text:a> to the <text:span text:style-name="T6">apt trusted keys</text:span>: </text:p>
      <text:p text:style-name="Text_20_body"><text:span text:style-name="Source_20_Text"># wget -O - http://www.inetsim.org/inetsim-archive-signing-key.asc | apt-key add -</text:span> </text:p>
      <text:p text:style-name="Text_20_body"><text:span text:style-name="T7">(Don't miss the trailing dash!)</text:span> </text:p>
      <text:p text:style-name="Text_20_body">After installing the key, update the cache of available packages: </text:p>
      <text:p text:style-name="Text_20_body"><text:span text:style-name="Source_20_Text"># apt update</text:span> </text:p>
      <text:p text:style-name="Text_20_body">Finally, install INetSim: </text:p>
      <text:p text:style-name="Text_20_body"><text:span text:style-name="Source_20_Text"># apt install inetsim</text:span> </text:p>
      <text:p text:style-name="P1"/>
      <text:p text:style-name="P1"><text:a xlink:type="simple" xlink:href="http://ud64.com/ask/146/how-to-setup-inetsim-and-configure-on-ubuntu-18-04" text:style-name="Internet_20_link" text:visited-style-name="Visited_20_Internet_20_Link">http://ud64.com/ask/146/how-to-setup-inetsim-and-configure-on-ubuntu-18-04</text:a>:</text:p>
      <text:p text:style-name="P1"><text:line-break/><text:span text:style-name="Strong_20_Emphasis">If you notice as part of the installation one of the last few lines reads:</text:span><text:line-break/><text:span text:style-name="T3">Not starting INetSim. Edit /etc/default/inetsim to enable.</text:span><text:line-break/><text:line-break/><text:span text:style-name="Strong_20_Emphasis">We’ve gotta do a little configuration before we’re good to go! Lets fire up our favorite text editor and have at it:</text:span><text:line-break/><text:span text:style-name="T1">sudo gedit /etc/inetsim/inetsim.conf</text:span><text:line-break/><text:line-break/><text:span text:style-name="Strong_20_Emphasis">This is the main configuration file for the iNetSim application, we want to modify/uncomment the following lines. Before you do this you will need to know your servers IP (the one you’re on now, find by ifconfig)</text:span><text:line-break/><text:line-break/><text:span text:style-name="T4">service_bind_address &lt;your servers IP&gt;<text:line-break/>dns_default_ip &lt;your servers IP&gt;<text:line-break/>dns_default_hostname www<text:line-break/>dns_default_domainname test.lab</text:span><text:line-break/><text:line-break/><text:span text:style-name="Strong_20_Emphasis">These options will set both the binding IP for the service and the IP and Domains used within the </text:span><text:soft-page-break/><text:span text:style-name="Strong_20_Emphasis">application, when your malware requests www.test.com it’ll get back the IP of your iNetSim so that it forwards the rest of its juicy traffic there.</text:span></text:p>
      <text:p text:style-name="Text_20_body"><text:line-break/><text:span text:style-name="Strong_20_Emphasis">Save that file and be done with it. Then we move on:</text:span><text:line-break/><text:span text:style-name="T1">sudo gedit /etc/default/inetsim</text:span><text:line-break/><text:line-break/><text:span text:style-name="Strong_20_Emphasis">Here we wanna change</text:span><text:span text:style-name="T3"> ENABLED=0</text:span> to <text:span text:style-name="T5">ENABLED=1</text:span>, <text:span text:style-name="Strong_20_Emphasis">Save, Quit and have a mouthful of beer. That steps done!</text:span><text:line-break/><text:line-break/><text:span text:style-name="Strong_20_Emphasis">To fire up the application whenever you are ready its a fairly simple:</text:span><text:line-break/><text:span text:style-name="T1">sudo inetsim</text:span><text:line-break/><text:line-break/>The output will tell you where log files etc are stored and that the simulation is running successfully, including IP address and Process info. The usual CTRL+C to close. If you go to a web browser and open up the IP address of the server your iNetSim is running on you should see something like this: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20:01:08.227752182</meta:creation-date>
    <dc:date>2018-07-15T20:19:45.694637274</dc:date>
    <meta:editing-duration>PT4M29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16" meta:word-count="370" meta:character-count="2434" meta:non-whitespace-character-count="2057"/>
  </office:meta>
</office:document-meta>
</file>